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34cm" fo:min-width="6.21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9.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cm" fo:min-width="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5cm" fo:min-width="8.7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25cm" fo:min-width="9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75cm" fo:min-width="9cm"/>
      <style:paragraph-properties style:writing-mode="lr-tb"/>
    </style:style>
    <style:style style:name="gr9" style:family="graphic" style:parent-style-name="objectwithoutfill">
      <style:graphic-properties draw:marker-end="Arrowheads_20_1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cm" svg:height="1.25cm" svg:x="5.75cm" svg:y="3cm">
          <text:p text:style-name="P1">Illumina NextSeq 55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0.25cm" svg:height="1cm" svg:x="5.5cm" svg:y="5cm">
          <text:p text:style-name="P1">De-Multiplex using Sample index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5cm" svg:height="1cm" svg:x="6.5cm" svg:y="6.5cm">
          <text:p text:style-name="P1">Extract UMIs and Annotat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5cm" svg:height="1cm" svg:x="6.5cm" svg:y="9.5cm">
          <text:p text:style-name="P1">Filter and Tri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5cm" svg:height="1cm" svg:x="6.5cm" svg:y="13.25cm">
          <text:p text:style-name="P1">De-Duplicate using UMIs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7cm" svg:height="1.673cm" svg:x="7.25cm" svg:y="1.25cm">
          <draw:text-box>
            <text:p>My proposed workflow</text:p>
          </draw:text-box>
        </draw:frame>
        <draw:custom-shape draw:style-name="gr5" draw:text-style-name="P1" draw:layer="layout" svg:width="8.5cm" svg:height="1.25cm" svg:x="6.5cm" svg:y="14.75cm">
          <text:p text:style-name="P1">Group Reads by UMI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9.25cm" svg:height="1.75cm" svg:x="6cm" svg:y="11cm">
          <text:p text:style-name="P1">Map to danio rerio GRCz11 genome – sort &amp; index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9.25cm" svg:height="1.75cm" svg:x="6cm" svg:y="16.75cm">
          <text:p text:style-name="P1">Quantificatio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9.5cm" svg:height="1.5cm" svg:x="6cm" svg:y="19.25cm">
          <text:p text:style-name="P1">Differential Expression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9.5cm" svg:height="2cm" svg:x="6cm" svg:y="21.75cm">
          <text:p text:style-name="P1">Functional Analysis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7.5cm" svg:y1="3cm" svg:x2="17.75cm" svg:y2="22.25cm">
          <text:p/>
        </draw:line>
        <draw:custom-shape draw:style-name="gr5" draw:text-style-name="P1" draw:layer="layout" svg:width="8.5cm" svg:height="1.25cm" svg:x="6.5cm" svg:y="8cm">
          <text:p text:style-name="P1">QC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7.75cm" svg:height="1.673cm" svg:x="2.25cm" svg:y="24.5cm">
          <draw:text-box>
            <text:p>https://umi-tools.readthedocs.io/en/latest/QUICK_START.html#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8T16:30:49.939451197</meta:creation-date>
    <dc:date>2022-07-28T16:54:19.102709469</dc:date>
    <meta:editing-duration>PT12M48S</meta:editing-duration>
    <meta:editing-cycles>3</meta:editing-cycles>
    <meta:generator>LibreOffice/7.3.4.2$Linux_X86_64 LibreOffice_project/30$Build-2</meta:generator>
    <meta:document-statistic meta:object-count="14"/>
  </office:meta>
</office:document-meta>
</file>